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Times New Roman2" svg:font-family="'Times New Roman'" style:font-adornments="Italic" style:font-family-generic="roman"/>
    <style:font-face style:name="Times New Roman1" svg:font-family="'Times New Roman'" style:font-adornments="Regular"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multioperators" style:family="table">
      <style:table-properties style:width="5.546cm" fo:margin-left="0.023cm" fo:margin-right="4.128cm" table:align="margins" style:writing-mode="lr-tb"/>
    </style:style>
    <style:style style:name="multioperators.A" style:family="table-column">
      <style:table-column-properties style:column-width="1.63cm" style:rel-column-width="19254*"/>
    </style:style>
    <style:style style:name="multioperators.B" style:family="table-column">
      <style:table-column-properties style:column-width="2.036cm" style:rel-column-width="24052*"/>
    </style:style>
    <style:style style:name="multioperators.C" style:family="table-column">
      <style:table-column-properties style:column-width="1.88cm" style:rel-column-width="22229*"/>
    </style:style>
    <style:style style:name="multioperators.A1" style:family="table-cell">
      <style:table-cell-properties fo:padding="0.097cm" fo:border-left="0.002cm solid #000000" fo:border-right="none" fo:border-top="0.002cm solid #000000" fo:border-bottom="0.002cm solid #000000"/>
    </style:style>
    <style:style style:name="multioperators.C1" style:family="table-cell">
      <style:table-cell-properties fo:padding="0.097cm" fo:border="0.002cm solid #000000"/>
    </style:style>
    <style:style style:name="multioperators.A2" style:family="table-cell">
      <style:table-cell-properties fo:padding="0.097cm" fo:border-left="0.002cm solid #000000" fo:border-right="none" fo:border-top="none" fo:border-bottom="0.002cm solid #000000"/>
    </style:style>
    <style:style style:name="multioperators.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tyle="normal" style:font-style-asian="normal" style:font-style-complex="normal"/>
    </style:style>
    <style:style style:name="P3" style:family="paragraph" style:parent-style-name="Bibliography_20_1">
      <style:paragraph-properties>
        <style:tab-stops/>
      </style:paragraph-properties>
    </style:style>
    <style:style style:name="P4" style:family="paragraph" style:parent-style-name="Table_20_Contents">
      <style:text-properties fo:font-size="8pt" fo:font-style="italic" fo:font-weight="bold" style:font-size-asian="8pt" style:font-style-asian="italic" style:font-weight-asian="bold" style:font-size-complex="8pt" style:font-style-complex="italic" style:font-weight-complex="bold"/>
    </style:style>
    <style:style style:name="P5" style:family="paragraph" style:parent-style-name="Table_20_Contents">
      <style:text-properties fo:font-size="8pt" style:font-size-asian="8pt" style:font-size-complex="8pt"/>
    </style:style>
    <style:style style:name="P6" style:family="paragraph" style:parent-style-name="Title" style:master-page-name="Standard"/>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DejaVu Sans" fo:font-style="normal" style:font-name-asian="Times New Roman" style:font-style-asian="normal" style:font-name-complex="Times New Roman" style:font-style-complex="normal"/>
    </style:style>
    <style:style style:name="Sect1" style:family="section">
      <style:section-properties text:dont-balance-text-columns="false" style:editable="false">
        <style:columns fo:column-count="2" fo:column-gap="0.198cm">
          <style:column style:rel-width="32767*" fo:start-indent="0cm" fo:end-indent="0.099cm"/>
          <style:column style:rel-width="32768*" fo:start-indent="0.099cm" fo:end-indent="0cm"/>
        </style:columns>
      </style:section-properties>
    </style:style>
    <style:style style:name="Sect2" style:family="section">
      <style:section-properties fo:background-color="transparent" style:editable="false">
        <style:columns fo:column-count="0" fo:column-gap="0cm"/>
        <style:background-image/>
      </style:section-properties>
    </style:style>
    <style:style style:name="Sect3" style:family="section">
      <style:section-properties style:editable="false">
        <style:columns fo:column-count="0"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mplementing an efficient LR parser with arbitrary lookahead for runtime context-free grammars using binary ordered parsing tables.</text:p>
      <text:p text:style-name="P1">Rehno Lindeque</text:p>
      <text:p text:style-name="P1"/>
      <text:section text:style-name="Sect1" text:name="Section1">
        <text:h text:style-name="Heading_20_1" text:outline-level="1">Abstract</text:h>
        <text:p text:style-name="Text_20_body">We present an efficient parsing architecture for runtime grammars using a serialized parse tree in a binary indexed format, providing an O(log(n)) upper bound for the branching part of the main inner loop. Further we show that the goto actions can be separated into a separate parse table to further reduce the O magnitude (by a constant fraction) of the branching for all shift, reduction, and goto actions in an LR parser. We discuss the advantages of a runtime grammar versus a generated parsing architecture. Finally we present measurements of our results against....</text:p>
        <text:h text:style-name="Heading_20_1" text:outline-level="1">Introduction</text:h>
        <text:p text:style-name="Standard">Parsers have become common constructs in computer science since their conception, being used for various purposes ranging from constructing compilers to natural language parsers. </text:p>
        <text:p text:style-name="Standard"/>
        <text:p text:style-name="Standard">A parser typically accepts a linear stream of lexical <text:span text:style-name="T1">tokens</text:span><text:span text:style-name="T2">, (a </text:span><text:span text:style-name="T1">string</text:span><text:span text:style-name="T2">), and tests it against the set of valid strings known as a </text:span><text:span text:style-name="T1">language</text:span><text:span text:style-name="T2"> which, in turn, is defined using a set of rules known as the </text:span><text:span text:style-name="T1">grammar </text:span><text:span text:style-name="T2">of the language. The tokens, known more formally as </text:span><text:span text:style-name="T1">symbols</text:span><text:span text:style-name="T2">, are defined by a finite </text:span><text:span text:style-name="T1">alphabet</text:span><text:span text:style-name="T2">. </text:span><text:span text:style-name="T2"><text:bibliography-mark text:identifier="modcomp" text:bibliography-type="book" text:author="Andrew W. Appel, Jens Palsberg" text:booktitle="Modern Compiler Implementation in Java" text:edition="Second Edition" text:publisher="Cambridge University Press" text:title="Modern Compiler Implementation in Java" text:year="2002" text:isbn="0-521-82060-X">[modcomp]</text:bibliography-mark></text:span></text:p>
        <text:p text:style-name="P2"/>
        <text:p text:style-name="P2">The parser must recursively identify the longest strings that match the grammar of the language and either accept or reject them if they violate the grammar. For our purposes we only consider context-free grammars. Such a grammar consists of a set of <text:span text:style-name="T1">productions</text:span> that define rules for mathing the input <text:span text:style-name="T2">strings </text:span><text:span text:style-name="T2"><text:bibliography-mark text:identifier="wikicontext" text:bibliography-type="www" text:title="Context-free grammars" text:url="http://www.wikipedia.com/....context_free_grammars">[wikicontext]</text:bibliography-mark></text:span><text:span text:style-name="T2">.</text:span></text:p>
        <text:p text:style-name="P2"/>
        <text:p text:style-name="Algorithm"><text:span text:style-name="T2">symbol </text:span><text:span text:style-name="T3">→ symbol symbol ... symbol</text:span></text:p>
        <text:p text:style-name="P2"/>
        <text:p text:style-name="Standard">A grammar is usually written in a high level notation such as Backus-Naur form <text:bibliography-mark text:identifier="wikipedia" text:bibliography-type="www" text:howpublished="website" text:url="http://www.wikipedia.com">[wikipedia]</text:bibliography-mark>. </text:p>
        <text:p text:style-name="Standard"/>
        <text:p text:style-name="Standard"/>
        <text:p text:style-name="Standard">A parse tree consists of deterministic finite automata (DFA) that, in turn, is used to verify (todo: wordinhg. i.e. the same way wording as xst checking xml format....) </text:p>
        <text:p text:style-name="Standard"/>
        <text:p text:style-name="Standard">and finally transform a linear sequence of lexical tokens into an abstract syntax tree (AST). </text:p>
        <text:p text:style-name="Standard"/>
        <text:p text:style-name="Standard"/>
        <text:p text:style-name="Standard"/>
        <text:p text:style-name="Standard">Parsers in general rely heavily on repetitive branching to construct ASTs. As such their performance ..... Another. Furthermore, many parsers are generated by a automated parser generator that constructs a parse table by first reconstructing a grammar into a system of states. These tables tend to be very large and thus unsuitable for immediate run-time parsing.</text:p>
        <text:p text:style-name="Standard"/>
        <text:h text:style-name="Heading_20_1" text:outline-level="1">Implementation</text:h>
        <text:h text:style-name="Heading_20_2" text:outline-level="2">1. A simplified, efficient lexer</text:h>
        <text:p text:style-name="Standard">Although it is common place to define the set of lexical tokens as regular expressions, this is largely unnecessary for most parsing applications that have much simpler tokenizing rules. For this reason we have taken the approach of independently designing a minimal highly efficient tokenizing engine consisting of only three lists of tokens: Nil tokens, symbolic tokens and word tokens.</text:p>
        <text:p text:style-name="Standard"/>
        <text:h text:style-name="Heading_20_2" text:outline-level="2">2. Implementing the parsing stage</text:h>
        <text:p text:style-name="Standard">For our formal grammar notation we used a simplistic, slightly modified, Backus-Naur form with three additional extension postfix-operators:</text:p>
        <text:p text:style-name="Standard"/>
        <table:table table:name="multioperators" table:style-name="multioperators">
          <table:table-column table:style-name="multioperators.A"/>
          <table:table-column table:style-name="multioperators.B"/>
          <table:table-column table:style-name="multioperators.C"/>
          <table:table-row>
            <table:table-cell table:style-name="multioperators.A1" office:value-type="string">
              <text:p text:style-name="P4">operator</text:p>
            </table:table-cell>
            <table:table-cell table:style-name="multioperators.A1" office:value-type="string">
              <text:p text:style-name="P4">description</text:p>
            </table:table-cell>
            <table:table-cell table:style-name="multioperators.C1" office:value-type="string">
              <text:p text:style-name="P4">multiplier</text:p>
            </table:table-cell>
          </table:table-row>
          <table:table-row>
            <table:table-cell table:style-name="multioperators.A2" office:value-type="string">
              <text:p text:style-name="P5">?</text:p>
            </table:table-cell>
            <table:table-cell table:style-name="multioperators.A2" office:value-type="string">
              <text:p text:style-name="P5">optional</text:p>
            </table:table-cell>
            <table:table-cell table:style-name="multioperators.C2" office:value-type="string">
              <text:p text:style-name="P5">0 or 1</text:p>
            </table:table-cell>
          </table:table-row>
          <table:table-row>
            <table:table-cell table:style-name="multioperators.A2" office:value-type="string">
              <text:p text:style-name="P5">*</text:p>
            </table:table-cell>
            <table:table-cell table:style-name="multioperators.A2" office:value-type="string">
              <text:p text:style-name="P5">multiple</text:p>
            </table:table-cell>
            <table:table-cell table:style-name="multioperators.C2" office:value-type="string">
              <text:p text:style-name="P5">0 or more</text:p>
            </table:table-cell>
          </table:table-row>
          <table:table-row>
            <table:table-cell table:style-name="multioperators.A2" office:value-type="string">
              <text:p text:style-name="P5">+</text:p>
            </table:table-cell>
            <table:table-cell table:style-name="multioperators.A2" office:value-type="string">
              <text:p text:style-name="P5">at least 1</text:p>
            </table:table-cell>
            <table:table-cell table:style-name="multioperators.C2" office:value-type="string">
              <text:p text:style-name="P5">1 or more</text:p>
            </table:table-cell>
          </table:table-row>
        </table:table>
        <text:p text:style-name="Standard">However, the exact format has no effect and is left to the implementor's discretion as long as the implementation can produce parsing tables in the correct format. (The following requirements must be fulfilled: the final grammar must be unambiguous.)</text:p>
        <text:p text:style-name="Standard"/>
        <text:p text:style-name="Standard"/>
        <text:h text:style-name="Heading_20_2" text:outline-level="2">3. Architectural notes</text:h>
        <text:p text:style-name="Standard"/>
        <text:p text:style-name="Standard"><text:s text:c="32"/>OpenLang</text:p>
        <text:p text:style-name="Standard"><text:s text:c="31"/>| <text:s text:c="16"/>|</text:p>
        <text:p text:style-name="Standard"><text:s text:c="19"/>OpenLex <text:s text:c="12"/>OpenParser</text:p>
        <text:p text:style-name="Standard"><text:s text:c="18"/>OpenRegExLex</text:p>
        <text:p text:style-name="Standard"/>
        <text:h text:style-name="Heading_20_2" text:outline-level="2">4. Additional notes on semantic analysis</text:h>
        <text:p text:style-name="Standard"/>
        <text:h text:style-name="Heading_20_1" text:outline-level="1">Results</text:h>
        <text:p text:style-name="Standard"/>
        <text:h text:style-name="Heading_20_1" text:outline-level="1">Conclusions</text:h>
        <text:p text:style-name="Standard"/>
        <text:h text:style-name="Heading_20_1" text:outline-level="1">Future work</text:h>
        <text:p text:style-name="Standard">One advantage of the lexer that we presented is that the character length of identifiers is already precalculated once the parsing phase begins. This additional data can be used as a composite key for the hash function used to clasify the identifier. (todo: will this really improve the hash function?)</text:p>
        <text:p text:style-name="Standard"/>
      </text:section>
      <text:p text:style-name="Standard"/>
      <text:bibliography text:style-name="Sect2"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3" text:name="Bibliography1_Head">
            <text:h text:style-name="Heading_20_1" text:outline-level="1">References</text:h>
          </text:index-title>
          <text:p text:style-name="P3">modcomp: Andrew W. Appel, Jens Palsberg, Modern Compiler Implementation in Java, 2002</text:p>
          <text:p text:style-name="P3">wikicontext: , Context-free grammars, , http://www.wikipedia.com/....context_free_grammars</text:p>
          <text:p text:style-name="P3">wikipedia: , , , http://www.wikipedia.com</text:p>
        </text:index-body>
      </text:bibliography>
      <text:p text:style-name="Standard"/>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Times New Roman2" svg:font-family="'Times New Roman'" style:font-adornments="Italic" style:font-family-generic="roman"/>
    <style:font-face style:name="Times New Roman1" svg:font-family="'Times New Roman'" style:font-adornments="Regular"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fo:font-size="12pt" fo:language="en" fo:country="GB"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background-image/>
      </style:paragraph-properties>
      <style:text-properties style:use-window-font-color="true" style:font-name="Times New Roman" fo:font-size="9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9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1" style:font-size-asian="14pt" style:font-name-complex="DejaVu Sans1"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Times New Roman1" fo:font-size="14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Times New Roman2" fo:font-size="11pt" fo:font-style="italic" fo:font-weight="norm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Times" style:font-size-asian="12pt"/>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Text" style:family="paragraph" style:parent-style-name="Caption" style:class="extra">
      <style:text-properties fo:font-size="10pt"/>
    </style:style>
    <style:style style:name="Index" style:family="paragraph" style:parent-style-name="Standard" style:class="index">
      <style:paragraph-properties text:number-lines="false" text:line-number="0"/>
      <style:text-properties style:font-name="Times" style:font-size-asian="12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normal"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lgorithm" style:family="paragraph" style:parent-style-name="Standard" style:next-style-name="Standard" style:class="text" style:master-page-name="">
      <style:paragraph-properties fo:margin-left="1cm" fo:margin-right="0cm" fo:text-indent="0cm" style:auto-text-indent="false"/>
      <style:text-properties fo:font-size="8pt" fo:font-style="italic"/>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ZA"/>
    <text:linenumbering-configuration text:number-lines="false" text:offset="0.499cm" style:num-format="1" text:number-position="left" text:increment="5"/>
  </office:styles>
  <office:automatic-styles>
    <style:style style:name="P1" style:family="paragraph" style:parent-style-name="Standard">
      <style:paragraph-properties fo:text-align="center" style:justify-single-word="false"/>
    </style:style>
    <style:page-layout style:name="pm1">
      <style:page-layout-properties fo:page-width="21.59cm" fo:page-height="27.94cm" style:num-format="1" style:print-orientation="portrait" fo:margin-top="1cm" fo:margin-bottom="1cm" fo:margin-left="1cm" fo:margin-right="1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Copyright © 2007, Rehno Lindequ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4$Build-9134</meta:generator>
    <meta:initial-creator>rlindeque</meta:initial-creator>
    <meta:creation-date>2007-06-10T19:27:00</meta:creation-date>
    <dc:creator>Raistlin Masjere</dc:creator>
    <dc:date>2007-12-31T13:59:15</dc:date>
    <dc:language>en-GB</dc:language>
    <meta:editing-cycles>52</meta:editing-cycles>
    <meta:user-defined meta:name="Info 1"/>
    <meta:user-defined meta:name="Info 2"/>
    <meta:user-defined meta:name="Info 3"/>
    <meta:user-defined meta:name="Info 4"/>
    <meta:document-statistic meta:table-count="1" meta:image-count="0" meta:object-count="0" meta:page-count="2" meta:paragraph-count="46" meta:word-count="609" meta:character-count="4034"/>
  </office:meta>
</office:document-meta>
</file>